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10f" officeooo:paragraph-rsid="0003c10f"/>
    </style:style>
    <style:style style:name="P2" style:family="paragraph" style:parent-style-name="Standard">
      <style:text-properties officeooo:rsid="0003c10f" officeooo:paragraph-rsid="0003c10f"/>
    </style:style>
    <style:style style:name="P3" style:family="paragraph" style:parent-style-name="Standard">
      <style:text-properties officeooo:rsid="000437af" officeooo:paragraph-rsid="00043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ed energy</text:p>
      <text:p text:style-name="P1"/>
      <text:p text:style-name="P1">atmospheric research</text:p>
      <text:p text:style-name="P1"/>
      <text:p text:style-name="P3">climate servi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0:18:43.905167122</meta:creation-date>
    <dc:date>2024-09-05T09:00:31.383040124</dc:date>
    <meta:editing-duration>PT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6" meta:character-count="50" meta:non-whitespace-character-count="47"/>
  </office:meta>
</office:document-meta>
</file>